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6pt"/>
    </style:style>
    <style:style style:name="P5" style:family="paragraph"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7" style:family="text">
      <style:text-properties style:font-name="Segoe UI Semibold" fo:font-size="26pt" style:font-size-asian="26pt" style:font-size-complex="26pt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791</text:span></text:p>
            <text:p text:style-name="P1"><text:span text:style-name="T2">“</text:span><text:span text:style-name="T2">ALL People That On Earth Do Dwel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2" draw:layer="layout" svg:width="24.384cm" svg:height="6.913cm" svg:x="1.778cm" svg:y="0.762cm">
          <draw:text-box>
            <text:p text:style-name="P1"><text:span text:style-name="T3">1. </text:span><text:span text:style-name="T4">All people that on earth do dwell,</text:span></text:p>
            <text:p text:style-name="P1"><text:span text:style-name="T4">Sing to the Lord with cheerful voice.</text:span></text:p>
            <text:p text:style-name="P1"><text:span text:style-name="T5">Him serve with mirth, His praise forthtell;</text:span></text:p>
            <text:p text:style-name="P1"><text:span text:style-name="T4">Come ye before Him and rej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2" draw:layer="layout" svg:width="24.384cm" svg:height="8.231cm" svg:x="1.778cm" svg:y="0.762cm">
          <draw:text-box>
            <text:p text:style-name="P1"><text:span text:style-name="T6">2. </text:span><text:span text:style-name="T4">Know that the Lord is God indeed;</text:span></text:p>
            <text:p text:style-name="P1"><text:span text:style-name="T4">Without our aid He did us make.</text:span></text:p>
            <text:p text:style-name="P1"><text:span text:style-name="T4">We are His folk, He doth us feed,</text:span></text:p>
            <text:p text:style-name="P1"><text:span text:style-name="T4">And for His sheep He doth us take.</text:span></text:p>
            <text:p text:style-name="P4"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5" draw:text-style-name="P6" draw:layer="layout" svg:width="24.384cm" svg:height="7.011cm" svg:x="1.847cm" svg:y="0.863cm">
          <draw:text-box>
            <text:p text:style-name="P5"><text:span text:style-name="T6">3. </text:span><text:span text:style-name="T4">O enter then His gates with praise;</text:span></text:p>
            <text:p text:style-name="P5"><text:span text:style-name="T4">Approach with joy His courts unto.</text:span></text:p>
            <text:p text:style-name="P5"><text:span text:style-name="T4">Praise, laud, and bless His name always,</text:span></text:p>
            <text:p text:style-name="P5"><text:span text:style-name="T4">For it is seemly so to d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5" draw:text-style-name="P6" draw:layer="layout" svg:width="24.384cm" svg:height="7.011cm" svg:x="1.732cm" svg:y="0.901cm">
          <draw:text-box>
            <text:p text:style-name="P5"><text:span text:style-name="T6">4. </text:span><text:span text:style-name="T4">For why? the Lord our God is good:</text:span></text:p>
            <text:p text:style-name="P5"><text:span text:style-name="T4">His mercy is for ever sure.</text:span></text:p>
            <text:p text:style-name="P5"><text:span text:style-name="T4">His truth at all times firmly stood</text:span></text:p>
            <text:p text:style-name="P5"><text:span text:style-name="T4">And shall from age to age end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6" draw:text-style-name="P2" draw:layer="layout" svg:width="24.384cm" svg:height="12.651cm" svg:x="1.778cm" svg:y="1.016cm">
          <draw:text-box>
            <text:p text:style-name="P1"><text:span text:style-name="T6">5. </text:span><text:span text:style-name="T4">To Father, Son, and Holy Ghost,</text:span></text:p>
            <text:p text:style-name="P1"><text:span text:style-name="T4">The God whom heav'n and earth adore,</text:span></text:p>
            <text:p text:style-name="P1"><text:span text:style-name="T4">From us and from the angel host</text:span></text:p>
            <text:p text:style-name="P1"><text:span text:style-name="T4">Be praise and glory evermore.</text:span></text:p>
            <text:p text:style-name="P4"><text:span text:style-name="T8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23:25:04.613000000</meta:creation-date>
    <dc:title>Blue template</dc:title>
    <meta:editing-duration>PT15M50S</meta:editing-duration>
    <meta:editing-cycles>6</meta:editing-cycles>
    <meta:generator>LibreOffice/6.1.5.2$Windows_X86_64 LibreOffice_project/90f8dcf33c87b3705e78202e3df5142b201bd805</meta:generator>
    <dc:date>2019-04-29T15:10:48.618000000</dc:date>
    <meta:document-statistic meta:object-count="39"/>
  </office:meta>
</office:document-meta>
</file>